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1.608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2.208cm"/>
    </style:style>
    <style:style style:name="co6" style:family="table-column">
      <style:table-column-properties fo:break-before="auto" style:column-width="19.9cm"/>
    </style:style>
    <style:style style:name="co7" style:family="table-column">
      <style:table-column-properties fo:break-before="auto" style:column-width="15.984cm"/>
    </style:style>
    <style:style style:name="co8" style:family="table-column">
      <style:table-column-properties fo:break-before="auto" style:column-width="10.726cm"/>
    </style:style>
    <style:style style:name="co9" style:family="table-column">
      <style:table-column-properties fo:break-before="auto" style:column-width="4.48cm"/>
    </style:style>
    <style:style style:name="co10" style:family="table-column">
      <style:table-column-properties fo:break-before="auto" style:column-width="11.0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UserLogin">
      <style:table-properties table:display="true" style:writing-mode="lr-tb"/>
    </style:style>
    <style:style style:name="ta2" style:family="table" style:master-page-name="PageStyle_5f_LandingPage">
      <style:table-properties table:display="true" style:writing-mode="lr-tb"/>
    </style:style>
    <style:style style:name="ta3" style:family="table" style:master-page-name="PageStyle_5f_AddingGoals">
      <style:table-properties table:display="true" style:writing-mode="lr-tb"/>
    </style:style>
    <style:style style:name="ta4" style:family="table" style:master-page-name="PageStyle_5f_Report">
      <style:table-properties table:display="true" style:writing-mode="lr-tb"/>
    </style:style>
    <style:style style:name="ta5" style:family="table" style:master-page-name="PageStyle_5f_Investments">
      <style:table-properties table:display="true" style:writing-mode="lr-tb"/>
    </style:style>
    <style:style style:name="ta6" style:family="table" style:master-page-name="PageStyle_5f_Utilities">
      <style:table-properties table:display="true" style:writing-mode="lr-tb"/>
    </style:style>
    <style:style style:name="ta7" style:family="table" style:master-page-name="PageStyle_5f_Budg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Log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register by using email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login using registered email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reset password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e to login with Google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ndingPag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see tabs (Home,Budget,Investments,Utilities)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dingGoals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add goal (Title,Description,AmountRequired,StartData, EndDate)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update existing goal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remove goal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als to be categorized as short term,mid term, lon term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port" table:style-name="ta4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see all the goals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to see goals with descending order of end Date from current date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to see completed goals (by choice)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 to see goal completion percentage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vestments" table:style-name="ta5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should be able to add investment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should be able to add Loan Repayment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be able to tag investment to a goal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tilities" table:style-name="ta6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 Calculator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I Calculator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lation Calculator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al SIP Calculator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x Calculator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dget" table:style-name="ta7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3" table:number-columns-repeated="62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to be able to make an annual Budget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to be able to review existing Budget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should not be able to modify closed Budget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3:38:49.072450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dingPage" style:display-name="PageStyle_Landing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Login" style:display-name="PageStyle_User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ngGoals" style:display-name="PageStyle_AddingGo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stments" style:display-name="PageStyle_Invest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ties" style:display-name="PageStyle_Ut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" style:display-name="PageStyle_Budg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dc:date>2021-06-12T14:49:43</dc:date>
    <meta:generator>LibreOffice/6.4.7.2$Linux_X86_64 LibreOffice_project/40$Build-2</meta:generator>
    <meta:document-statistic meta:table-count="7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